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31pt"/>
    </style:style>
    <style:style style:name="co2" style:family="table-column">
      <style:table-column-properties fo:break-before="auto" style:column-width="53.46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32.26pt"/>
    </style:style>
    <style:style style:name="co6" style:family="table-column">
      <style:table-column-properties fo:break-before="auto" style:column-width="134.16pt"/>
    </style:style>
    <style:style style:name="co7" style:family="table-column">
      <style:table-column-properties fo:break-before="auto" style:column-width="92.61pt"/>
    </style:style>
    <style:style style:name="co8" style:family="table-column">
      <style:table-column-properties fo:break-before="auto" style:column-width="94.2pt"/>
    </style:style>
    <style:style style:name="co9" style:family="table-column">
      <style:table-column-properties fo:break-before="auto" style:column-width="40.9pt"/>
    </style:style>
    <style:style style:name="co10" style:family="table-column">
      <style:table-column-properties fo:break-before="auto" style:column-width="44.79pt"/>
    </style:style>
    <style:style style:name="co11" style:family="table-column">
      <style:table-column-properties fo:break-before="auto" style:column-width="51.8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NG_ON-100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1357" calcext:value-type="float">
            <text:p>171357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69.96645" calcext:value-type="float">
            <text:p>169.96645</text:p>
          </table:table-cell>
          <table:table-cell office:value-type="float" office:value="38.4122935999984" calcext:value-type="float">
            <text:p>38.4122935999984</text:p>
          </table:table-cell>
          <table:table-cell office:value-type="float" office:value="22.5999269855895" calcext:value-type="float">
            <text:p>22.5999269855895</text:p>
          </table:table-cell>
          <table:table-cell office:value-type="float" office:value="116.715395344223" calcext:value-type="float">
            <text:p>116.715395344223</text:p>
          </table:table-cell>
          <table:table-cell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1799" calcext:value-type="float">
            <text:p>261799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258.659775" calcext:value-type="float">
            <text:p>258.659775</text:p>
          </table:table-cell>
          <table:table-cell office:value-type="float" office:value="94.1869598274327" calcext:value-type="float">
            <text:p>94.1869598274327</text:p>
          </table:table-cell>
          <table:table-cell office:value-type="float" office:value="36.4134546345417" calcext:value-type="float">
            <text:p>36.4134546345417</text:p>
          </table:table-cell>
          <table:table-cell office:value-type="float" office:value="152.788971692023" calcext:value-type="float">
            <text:p>152.788971692023</text:p>
          </table:table-cell>
          <table:table-cell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0840" calcext:value-type="float">
            <text:p>350840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345.5865" calcext:value-type="float">
            <text:p>345.5865</text:p>
          </table:table-cell>
          <table:table-cell office:value-type="float" office:value="145.92183982349" calcext:value-type="float">
            <text:p>145.92183982349</text:p>
          </table:table-cell>
          <table:table-cell office:value-type="float" office:value="42.2244039693362" calcext:value-type="float">
            <text:p>42.2244039693362</text:p>
          </table:table-cell>
          <table:table-cell office:value-type="float" office:value="171.01812792156" calcext:value-type="float">
            <text:p>171.01812792156</text:p>
          </table:table-cell>
          <table:table-cell office:value-type="float" office:value="0" calcext:value-type="float">
            <text:p>0</text:p>
          </table:table-cell>
          <table:table-cell office:value-type="float" office:value="1709" calcext:value-type="float">
            <text:p>17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8079" calcext:value-type="float">
            <text:p>448079</text:p>
          </table:table-cell>
          <table:table-cell table:number-columns-repeated="2"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439.99325" calcext:value-type="float">
            <text:p>439.99325</text:p>
          </table:table-cell>
          <table:table-cell office:value-type="float" office:value="260.538219569578" calcext:value-type="float">
            <text:p>260.538219569578</text:p>
          </table:table-cell>
          <table:table-cell office:value-type="float" office:value="59.2141401190991" calcext:value-type="float">
            <text:p>59.2141401190991</text:p>
          </table:table-cell>
          <table:table-cell office:value-type="float" office:value="178.539944965062" calcext:value-type="float">
            <text:p>178.539944965062</text:p>
          </table:table-cell>
          <table:table-cell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8898" calcext:value-type="float">
            <text:p>54889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538.48975" calcext:value-type="float">
            <text:p>538.48975</text:p>
          </table:table-cell>
          <table:table-cell office:value-type="float" office:value="362.635140240693" calcext:value-type="float">
            <text:p>362.635140240693</text:p>
          </table:table-cell>
          <table:table-cell office:value-type="float" office:value="67.3429977526393" calcext:value-type="float">
            <text:p>67.3429977526393</text:p>
          </table:table-cell>
          <table:table-cell office:value-type="float" office:value="182.183210724033" calcext:value-type="float">
            <text:p>182.183210724033</text:p>
          </table:table-cell>
          <table:table-cell office:value-type="float" office:value="0" calcext:value-type="float">
            <text:p>0</text:p>
          </table:table-cell>
          <table:table-cell office:value-type="float" office:value="4631" calcext:value-type="float">
            <text:p>46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4399" calcext:value-type="float">
            <text:p>1284399</text:p>
          </table:table-cell>
          <table:table-cell table:number-columns-repeated="2"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float" office:value="1251.587064" calcext:value-type="float">
            <text:p>1251.587064</text:p>
          </table:table-cell>
          <table:table-cell office:value-type="float" office:value="1443.40841707512" calcext:value-type="float">
            <text:p>1443.40841707512</text:p>
          </table:table-cell>
          <table:table-cell office:value-type="float" office:value="115.326249255251" calcext:value-type="float">
            <text:p>115.326249255251</text:p>
          </table:table-cell>
          <table:table-cell office:value-type="float" office:value="194.643564811246" calcext:value-type="float">
            <text:p>194.643564811246</text:p>
          </table:table-cell>
          <table:table-cell office:value-type="float" office:value="0" calcext:value-type="float">
            <text:p>0</text:p>
          </table:table-cell>
          <table:table-cell office:value-type="float" office:value="64986" calcext:value-type="float">
            <text:p>6498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94288" calcext:value-type="float">
            <text:p>2494288</text:p>
          </table:table-cell>
          <table:table-cell office:value-type="float" office:value="500000" calcext:value-type="float">
            <text:p>500000</text:p>
          </table:table-cell>
          <table:table-cell office:value-type="float" office:value="499984" calcext:value-type="float">
            <text:p>499984</text:p>
          </table:table-cell>
          <table:table-cell office:value-type="float" office:value="16" calcext:value-type="float">
            <text:p>16</text:p>
          </table:table-cell>
          <table:table-cell office:value-type="float" office:value="2446.04411541169" calcext:value-type="float">
            <text:p>2446.04411541169</text:p>
          </table:table-cell>
          <table:table-cell office:value-type="float" office:value="2187.5467351534" calcext:value-type="float">
            <text:p>2187.5467351534</text:p>
          </table:table-cell>
          <table:table-cell office:value-type="float" office:value="89.4320229700853" calcext:value-type="float">
            <text:p>89.4320229700853</text:p>
          </table:table-cell>
          <table:table-cell office:value-type="float" office:value="200.451591796938" calcext:value-type="float">
            <text:p>200.451591796938</text:p>
          </table:table-cell>
          <table:table-cell office:value-type="float" office:value="0.0032" calcext:value-type="float">
            <text:p>0.0032</text:p>
          </table:table-cell>
          <table:table-cell office:value-type="float" office:value="128927" calcext:value-type="float">
            <text:p>12892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760649" calcext:value-type="float">
            <text:p>3760649</text:p>
          </table:table-cell>
          <table:table-cell office:value-type="float" office:value="750000" calcext:value-type="float">
            <text:p>750000</text:p>
          </table:table-cell>
          <table:table-cell office:value-type="float" office:value="749989" calcext:value-type="float">
            <text:p>749989</text:p>
          </table:table-cell>
          <table:table-cell office:value-type="float" office:value="11" calcext:value-type="float">
            <text:p>11</text:p>
          </table:table-cell>
          <table:table-cell office:value-type="float" office:value="3722.64290409593" calcext:value-type="float">
            <text:p>3722.64290409593</text:p>
          </table:table-cell>
          <table:table-cell office:value-type="float" office:value="2026.57806867087" calcext:value-type="float">
            <text:p>2026.57806867087</text:p>
          </table:table-cell>
          <table:table-cell office:value-type="float" office:value="54.439228281635" calcext:value-type="float">
            <text:p>54.439228281635</text:p>
          </table:table-cell>
          <table:table-cell office:value-type="float" office:value="199.430736556376" calcext:value-type="float">
            <text:p>199.430736556376</text:p>
          </table:table-cell>
          <table:table-cell office:value-type="float" office:value="0.00146666666666667" calcext:value-type="float">
            <text:p>0.001466666666667</text:p>
          </table:table-cell>
          <table:table-cell office:value-type="float" office:value="130268" calcext:value-type="float">
            <text:p>13026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58625" calcext:value-type="float">
            <text:p>575862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9985" calcext:value-type="float">
            <text:p>999985</text:p>
          </table:table-cell>
          <table:table-cell office:value-type="float" office:value="15" calcext:value-type="float">
            <text:p>15</text:p>
          </table:table-cell>
          <table:table-cell office:value-type="float" office:value="5696.2744601169" calcext:value-type="float">
            <text:p>5696.2744601169</text:p>
          </table:table-cell>
          <table:table-cell office:value-type="float" office:value="2335.43416042976" calcext:value-type="float">
            <text:p>2335.43416042976</text:p>
          </table:table-cell>
          <table:table-cell office:value-type="float" office:value="40.9993264331198" calcext:value-type="float">
            <text:p>40.9993264331198</text:p>
          </table:table-cell>
          <table:table-cell office:value-type="float" office:value="173.649959842844" calcext:value-type="float">
            <text:p>173.649959842844</text:p>
          </table:table-cell>
          <table:table-cell office:value-type="float" office:value="0.0015" calcext:value-type="float">
            <text:p>0.0015</text:p>
          </table:table-cell>
          <table:table-cell office:value-type="float" office:value="136020" calcext:value-type="float">
            <text:p>136020</text:p>
          </table:table-cell>
          <table:table-cell office:value-type="float" office:value="104" calcext:value-type="float">
            <text:p>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5T17:04:23.573000000</dc:date>
    <meta:editing-duration>PT8M41S</meta:editing-duration>
    <meta:editing-cycles>2</meta:editing-cycles>
    <meta:generator>LibreOffice/5.2.3.3$Windows_x86 LibreOffice_project/d54a8868f08a7b39642414cf2c8ef2f228f780cf</meta:generator>
    <meta:document-statistic meta:table-count="1" meta:cell-count="120" meta:object-count="0"/>
  </office:meta>
</office:document-meta>
</file>